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the end, we couldn't take down Blue Carat
or White Carat...</text:p>
          </table:table-cell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 learned about the Demon Portal, so
that's progress, right?</text:p>
          </table:table-cell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Let's get back to the Princess, pronto!</text:p>
          </table:table-cell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〜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〜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〜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〜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“heeeeey!“, and I
replied, ”yeaaaaaah!”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Valley of Mirages”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time's a-wastin'!! We're
going to 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was that demon plant called again?
Urinex?</text:p>
          </table:table-cell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the hell would it feed on something like
ammonia?! Seriously, live off of something
else, would you? Gosh!</text:p>
          </table:table-cell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〜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on earth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ep, you're right! I ain't gonna be able to hold
it, anyway!</text:p>
          </table:table-cell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, that Shinigami is so strong, she's
basically cheating.</text:p>
          </table:table-cell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ouldn't even see her, she was so fast! Next
thing I knew, my body hurt all over, 'n I
couldn't tell what was goin' on after that!</text:p>
          </table:table-cell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“sacred”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
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〜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〜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〜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〜? I wonder what kinda answer you
were gonna come out with〜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〜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〜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“Twintails ☆ Idol”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〜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“Aaaaahn ////”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just remembered, Red Carat's hidden lair
at the top of the mountain...</text:p>
          </table:table-cell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wasn't even there herself, was she.</text:p>
          </table:table-cell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Do you think she was on an outing?</text:p>
          </table:table-cell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afraid I do not have any information
about the Demon Portal.</text:p>
          </table:table-cell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I do know that if there is a gate
between the demon world and the human world,
it would be too dangerous to leave it be...!</text:p>
          </table:table-cell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“dirt
fell through a hole in the heavens and piled
up on the ground”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is dangerous
race of peopl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“Light of
Diabolus”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manner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ave destroying the Demon Portal to Meeee!</text:p>
          </table:table-cell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lowing stuff up is my Specialtyyy!!</text:p>
          </table:table-cell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ough I'm not good at putting stuff back
Togetheeer!!</text:p>
          </table:table-cell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dventuring on developing planets is actually
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heap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“Adigorn”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 office:value-type="string">
            <text:p>Blue Carat boss battle</text:p>
          </table:table-cell>
          <table:table-cell table:style-name="ce0"/>
          <table:table-cell table:style-name="ce0" office:value-type="string">
            <text:p>Blue Carat
“Though the Magic amplification effects have
already worn off, I cannot have you taking
our power lightly!”</text:p>
          </table:table-cell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 office:value-type="string">
            <text:p>Saffa
“Going up against four Heavenly Maidens might
be a tough one, but we'll do what we can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 office:value-type="string">
            <text:p>Reguma
“It looks like we have no choice but to
accept your challenge.”</text:p>
          </table:table-cell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 office:value-type="string">
            <text:p>Hamuko
“I don't really get what's going on, but
this is our chance to chip away at the enemy
forces!”</text:p>
          </table:table-cell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 office:value-type="string">
            <text:p>Komu
“Let us engage!”</text:p>
          </table:table-cell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“Phew, we are facing off at last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this opportunity.”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“We'll settle this in one fell swoop.”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“OK! We'll take it from here!”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“All hands, CHAAAAAARGE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“If you're such an indoor person, why would
you want to go to all this trouble just to
test our strength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“It's like when you've been cooped up for so
long that you suddenly want to move around,
you know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“I don't really get it, but less thinkin' and
more beatin' each other up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“(Is it me, or does she looks a little like
Akizora-san...?)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“All riiight——, Mirara-chan's gonna do her
best—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“Don't get careless, or you'll get all tied
up! ☆”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h no, Komu peed herself...!</text:p>
          </table:table-cell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h no, Takoyaki peed herself...!</text:p>
          </table:table-cell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ttle-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-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v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rance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ttle-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-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vy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rance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09+02:00</meta:creation-date>
    <dc:date>2020-04-24T20:27:0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